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TreeBuilderContext.getID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reeBuilderContext.setPropertyListMaker( PropertyListMaker propertyListMa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reeBuilderContext.getXMLWhiteSpac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reeBuilderContext.switchMarkerContext( boolean inMar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reeBuilderContext.getPropertyList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reeBuilderContext.in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